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h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Harbin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Cuencamé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o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our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âkâ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e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 du Roi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12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lpurrurulam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nica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An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Hokitik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7:'City Names'.CH57 'City Names'.CJ57:'City Names'.ET57 'City Names'.A58:'City Names'.ET80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7:'City Names'.CH57 'City Names'.CJ57:'City Names'.ET57 'City Names'.A58:'City Names'.ET999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7:'City Names'.CH57 'City Names'.CJ57:'City Names'.ET57 'City Names'.A58:'City Names'.ET999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A57:'City Names'.CH57 'City Names'.CJ57:'City Names'.ET57 'City Names'.A58:'City Names'.ET999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11-08T00:09:35.053000000</dc:date>
    <meta:editing-duration>PT20H6M55S</meta:editing-duration>
    <meta:editing-cycles>48</meta:editing-cycles>
    <meta:document-statistic meta:table-count="1" meta:cell-count="4844" meta:object-count="0"/>
  </office:meta>
</office:document-meta>
</file>